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ans" svg:font-family="OpenSans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75d9"/>
    </style:style>
    <style:style style:name="P2" style:family="paragraph" style:parent-style-name="Standard">
      <style:text-properties officeooo:rsid="000475d9" officeooo:paragraph-rsid="000475d9"/>
    </style:style>
    <style:style style:name="P3" style:family="paragraph" style:parent-style-name="Standard">
      <style:text-properties fo:font-size="14pt" fo:font-weight="bold" officeooo:rsid="000475d9" officeooo:paragraph-rsid="000475d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497f2"/>
    </style:style>
    <style:style style:name="P5" style:family="paragraph" style:parent-style-name="Standard">
      <style:text-properties officeooo:rsid="00084fa8" officeooo:paragraph-rsid="00084fa8"/>
    </style:style>
    <style:style style:name="T1" style:family="text">
      <style:text-properties officeooo:rsid="000475d9"/>
    </style:style>
    <style:style style:name="T2" style:family="text">
      <style:text-properties officeooo:rsid="000497f2"/>
    </style:style>
    <style:style style:name="T3" style:family="text">
      <style:text-properties officeooo:rsid="0006905d"/>
    </style:style>
    <style:style style:name="T4" style:family="text">
      <style:text-properties officeooo:rsid="00084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Questions Week-<text:span text:style-name="T4">3</text:span></text:p>
      <text:p text:style-name="P2"/>
      <text:p text:style-name="P4"><text:span text:style-name="T3">1</text:span><text:span text:style-name="T2">)Create a server and client communication wherein the client should </text:span><text:span text:style-name="T3">communicate with the server. The server waits for user messages from client. If server receives message “Bye” from client, it </text:span>replies “Bye”. For any other string, server replies the same message but after making it into capital letters. The client is closed, when it gets the message “Bye” from server.</text:p>
      <text:p text:style-name="P4"/>
      <text:p text:style-name="P5">2) <text:s/><text:span text:style-name="T2">Create a server and client communication wherein the client should </text:span>send group of strings to the server. The server should sort a given strings into lexicographically increasing order or into an order in which the string with the lowest length appears fir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ans" svg:font-family="OpenSans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3:57:16.021000000</meta:creation-date>
    <dc:date>2020-08-31T11:22:09.389000000</dc:date>
    <meta:editing-duration>PT11M13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3" meta:word-count="106" meta:character-count="659" meta:non-whitespace-character-count="555"/>
  </office:meta>
</office:document-meta>
</file>